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cm"/>
    </style:style>
    <style:style style:name="gr2" style:family="graphic" style:parent-style-name="standard">
      <style:graphic-properties draw:textarea-horizontal-align="justify" draw:textarea-vertical-align="middle" draw:auto-grow-height="false" fo:min-height="0.67cm" fo:min-width="0.42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9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10" style:family="graphic" style:parent-style-name="standard">
      <style:graphic-properties draw:textarea-horizontal-align="justify" draw:textarea-vertical-align="middle" draw:auto-grow-height="false" fo:min-height="0.468cm" fo:min-width="1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8cm" svg:height="0.962cm" svg:x="8.52cm" svg:y="0.1cm">
          <draw:text-box>
            <text:p>Menu System</text:p>
          </draw:text-box>
        </draw:frame>
        <draw:custom-shape draw:style-name="gr2" draw:text-style-name="P2" draw:layer="layout" svg:width="1.3cm" svg:height="1.3cm" svg:x="17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8cm" svg:height="1.5cm" svg:x="15.9cm" svg:y="3.5cm">
          <text:p text:style-name="P2"><text:span text:style-name="T1">Sets up variables, including the </text:span><text:span text:style-name="T1">player</text:span></text:p>
          <text:p text:style-name="P2"><text:span text:style-name="T1">Variable, the array to store </text:span><text:span text:style-name="T1">students,</text:span></text:p>
          <text:p text:style-name="P2"><text:span text:style-name="T1">The array to store questions, </text:span><text:span text:style-name="T1">array to</text:span></text:p>
          <text:p text:style-name="P2"><text:span text:style-name="T1">Store finalists and the </text:span><text:span text:style-name="T1">streamreader for</text:span></text:p>
          <text:p text:style-name="P2"><text:span text:style-name="T1">The student docu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2.8cm" svg:height="2.8cm" svg:x="16.9cm" svg:y="5.7cm">
          <text:p text:style-name="P2"><text:span text:style-name="T1">WHILE</text:span></text:p>
          <text:p text:style-name="P2"><text:span text:style-name="T1">StreamReader</text:span></text:p>
          <text:p text:style-name="P2"><text:span text:style-name="T1">Is not at the end </text:span></text:p>
          <text:p text:style-name="P2"><text:span text:style-name="T1">of the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4.8cm" svg:height="1.5cm" svg:x="15.9cm" svg:y="8.9cm">
          <text:p text:style-name="P2"><text:span text:style-name="T1">First Line of the document sets </text:span></text:p>
          <text:p text:style-name="P2"><text:span text:style-name="T1">The first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.5cm" svg:x="15.9cm" svg:y="10.7cm">
          <text:p text:style-name="P2"><text:span text:style-name="T1">Second Line of the document sets </text:span></text:p>
          <text:p text:style-name="P2"><text:span text:style-name="T1">The last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.5cm" svg:x="15.9cm" svg:y="12.5cm">
          <text:p text:style-name="P2"><text:span text:style-name="T1">Third Line of the document sets </text:span></text:p>
          <text:p text:style-name="P2"><text:span text:style-name="T1">The intere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.5cm" svg:x="15.9cm" svg:y="15.4cm">
          <text:p text:style-name="P2"><text:span text:style-name="T1">Closes docu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.5cm" svg:x="15.9cm" svg:y="17.3cm">
          <text:p text:style-name="P2"><text:span text:style-name="T1">Creates a new streamreader for</text:span></text:p>
          <text:p text:style-name="P2"><text:span text:style-name="T1">The questions document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cm" svg:y1="2.7cm" svg:x2="18cm" svg:y2="3.5cm">
          <text:p/>
        </draw:line>
        <draw:line draw:style-name="gr5" draw:text-style-name="P4" draw:layer="layout" svg:x1="18.3cm" svg:y1="5.7cm" svg:x2="18.3cm" svg:y2="5cm">
          <text:p/>
        </draw:line>
        <draw:line draw:style-name="gr5" draw:text-style-name="P4" draw:layer="layout" svg:x1="18.3cm" svg:y1="8.5cm" svg:x2="18.3cm" svg:y2="8.9cm">
          <text:p/>
        </draw:line>
        <draw:line draw:style-name="gr5" draw:text-style-name="P4" draw:layer="layout" svg:x1="18.3cm" svg:y1="10.4cm" svg:x2="18.3cm" svg:y2="10.7cm">
          <text:p/>
        </draw:line>
        <draw:line draw:style-name="gr5" draw:text-style-name="P4" draw:layer="layout" svg:x1="18.3cm" svg:y1="12.2cm" svg:x2="18.3cm" svg:y2="12.5cm">
          <text:p/>
        </draw:line>
        <draw:line draw:style-name="gr5" draw:text-style-name="P4" xml:id="id2" draw:id="id2" draw:layer="layout" svg:x1="18.3cm" svg:y1="14cm" svg:x2="18.3cm" svg:y2="15.4cm">
          <text:p/>
        </draw:line>
        <draw:connector draw:style-name="gr6" draw:text-style-name="P2" draw:layer="layout" draw:line-skew="-1.899cm" svg:x1="16.9cm" svg:y1="7.1cm" svg:x2="18.3cm" svg:y2="14.7cm" draw:start-shape="id1" draw:start-glue-point="5" draw:end-shape="id2" draw:end-glue-point="1" svg:d="M16900 7100h-2400v7600h3800" svg:viewBox="0 0 3801 7601">
          <text:p/>
        </draw:connector>
        <draw:custom-shape draw:style-name="gr7" draw:text-style-name="P5" draw:layer="layout" svg:width="0.6cm" svg:height="0.6cm" svg:x="14.2cm" svg:y="10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3" draw:id="id3" draw:layer="layout" svg:width="2.8cm" svg:height="2.8cm" svg:x="16.9cm" svg:y="19.5cm">
          <text:p text:style-name="P2"><text:span text:style-name="T1">WHILE</text:span></text:p>
          <text:p text:style-name="P2"><text:span text:style-name="T1">StreamReader</text:span></text:p>
          <text:p text:style-name="P2"><text:span text:style-name="T1">Is not at the end </text:span></text:p>
          <text:p text:style-name="P2"><text:span text:style-name="T1">of the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4.8cm" svg:height="1.5cm" svg:x="15.9cm" svg:y="22.7cm">
          <text:p text:style-name="P2"><text:span text:style-name="T1">First Line of the document sets </text:span></text:p>
          <text:p text:style-name="P2"><text:span text:style-name="T1">The ques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.5cm" svg:x="15.9cm" svg:y="24.5cm">
          <text:p text:style-name="P2"><text:span text:style-name="T1">Second Line of the document sets </text:span></text:p>
          <text:p text:style-name="P2"><text:span text:style-name="T1">The correct answ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.5cm" svg:x="15.9cm" svg:y="26.3cm">
          <text:p text:style-name="P2"><text:span text:style-name="T1">Third Line of the document sets </text:span></text:p>
          <text:p text:style-name="P2"><text:span text:style-name="T1">The first incorrect answe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3cm" svg:y1="19.5cm" svg:x2="18.3cm" svg:y2="18.8cm">
          <text:p/>
        </draw:line>
        <draw:line draw:style-name="gr5" draw:text-style-name="P4" draw:layer="layout" svg:x1="18.3cm" svg:y1="22.3cm" svg:x2="18.3cm" svg:y2="22.7cm">
          <text:p/>
        </draw:line>
        <draw:line draw:style-name="gr5" draw:text-style-name="P4" draw:layer="layout" svg:x1="18.3cm" svg:y1="24.2cm" svg:x2="18.3cm" svg:y2="24.5cm">
          <text:p/>
        </draw:line>
        <draw:line draw:style-name="gr5" draw:text-style-name="P4" draw:layer="layout" svg:x1="18.3cm" svg:y1="26cm" svg:x2="18.3cm" svg:y2="26.3cm">
          <text:p/>
        </draw:line>
        <draw:line draw:style-name="gr5" draw:text-style-name="P4" xml:id="id4" draw:id="id4" draw:layer="layout" svg:x1="18.3cm" svg:y1="31.6cm" svg:x2="18.3cm" svg:y2="33cm">
          <text:p/>
        </draw:line>
        <draw:connector draw:style-name="gr6" draw:text-style-name="P2" draw:layer="layout" draw:line-skew="-1.899cm" svg:x1="16.9cm" svg:y1="20.9cm" svg:x2="18.3cm" svg:y2="32.3cm" draw:start-shape="id3" draw:start-glue-point="5" draw:end-shape="id4" draw:end-glue-point="1" svg:d="M16900 20900h-2400v11400h3800" svg:viewBox="0 0 3801 11401">
          <text:p/>
        </draw:connector>
        <draw:custom-shape draw:style-name="gr7" draw:text-style-name="P5" draw:layer="layout" svg:width="0.6cm" svg:height="0.6cm" svg:x="14.2cm" svg:y="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4.8cm" svg:height="1.5cm" svg:x="15.9cm" svg:y="28.2cm">
          <text:p text:style-name="P2"><text:span text:style-name="T1">Fourth Line of the document sets </text:span></text:p>
          <text:p text:style-name="P2"><text:span text:style-name="T1">The second incorrect answ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.5cm" svg:x="15.9cm" svg:y="30.1cm">
          <text:p text:style-name="P2"><text:span text:style-name="T1">Used variable in </text:span><text:span text:style-name="T1">question struct</text:span></text:p>
          <text:p text:style-name="P2"><text:span text:style-name="T1">Is set to 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.5cm" svg:x="15.9cm" svg:y="33cm">
          <text:p text:style-name="P2"><text:span text:style-name="T1">Closes docu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2.8cm" svg:height="2.8cm" svg:x="16.9cm" svg:y="34.9cm">
          <text:p text:style-name="P2"><text:span text:style-name="T1">WHILE</text:span></text:p>
          <text:p text:style-name="P2"><text:span text:style-name="T1">Exit is </text:span><text:span text:style-name="T1">fal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5" draw:id="id15" draw:layer="layout" svg:width="2.8cm" svg:height="2.8cm" svg:x="16.9cm" svg:y="38cm">
          <text:p text:style-name="P2"><text:span text:style-name="T1">FOR</text:span></text:p>
          <text:p text:style-name="P2"><text:span text:style-name="T1">Q &lt; 3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4.8cm" svg:height="1.5cm" svg:x="15.9cm" svg:y="41.3cm">
          <text:p text:style-name="P2"><text:span text:style-name="T1">Reset used variable for each</text:span></text:p>
          <text:p text:style-name="P2"><text:span text:style-name="T1"><text:s/></text:span><text:span text:style-name="T1">ques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.5cm" svg:x="15.9cm" svg:y="43.2cm">
          <text:p text:style-name="P2"><text:span text:style-name="T1">Clear Scree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.5cm" svg:x="15.9cm" svg:y="45.1cm">
          <text:p text:style-name="P2"><text:span text:style-name="T1">Write to screen each option in the</text:span></text:p>
          <text:p text:style-name="P2"><text:span text:style-name="T1">Menu and store the users menu</text:span></text:p>
          <text:p text:style-name="P2"><text:span text:style-name="T1"><text:s/></text:span><text:span text:style-name="T1">choic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8" draw:id="id18" draw:layer="layout" svg:width="2.8cm" svg:height="2.8cm" svg:x="16.9cm" svg:y="47cm">
          <text:p text:style-name="P2"><text:span text:style-name="T1">FOREACH</text:span></text:p>
          <text:p text:style-name="P2"><text:span text:style-name="T1">Charicter in user</text:span></text:p>
          <text:p text:style-name="P2"><text:span text:style-name="T1">inp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5" draw:id="id5" draw:layer="layout" svg:width="2.8cm" svg:height="2.8cm" svg:x="16.9cm" svg:y="50.4cm">
          <text:p text:style-name="P2"><text:span text:style-name="T1">IF</text:span></text:p>
          <text:p text:style-name="P2"><text:span text:style-name="T1">Charicter is </text:span></text:p>
          <text:p text:style-name="P2"><text:span text:style-name="T1">Greater than ‘0’</text:span></text:p>
          <text:p text:style-name="P2"><text:span text:style-name="T1">And less than</text:span></text:p>
          <text:p text:style-name="P2"><text:span text:style-name="T1">‘</text:span><text:span text:style-name="T1">6’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6" draw:id="id6" draw:layer="layout" svg:width="4.8cm" svg:height="1.5cm" svg:x="19.9cm" svg:y="53.1cm">
          <text:p text:style-name="P2"><text:span text:style-name="T1">C</text:span><text:span text:style-name="T1">o</text:span><text:span text:style-name="T1">n</text:span><text:span text:style-name="T1">v</text:span><text:span text:style-name="T1">e</text:span><text:span text:style-name="T1">rt </text:span><text:span text:style-name="T1">c</text:span><text:span text:style-name="T1">h</text:span><text:span text:style-name="T1">a</text:span><text:span text:style-name="T1">ri</text:span><text:span text:style-name="T1">c</text:span><text:span text:style-name="T1">t</text:span><text:span text:style-name="T1">e</text:span><text:span text:style-name="T1">r </text:span><text:span text:style-name="T1">fr</text:span><text:span text:style-name="T1">o</text:span><text:span text:style-name="T1">m</text:span><text:span text:style-name="T1"> </text:span><text:span text:style-name="T1">s</text:span><text:span text:style-name="T1">tr</text:span><text:span text:style-name="T1">i</text:span><text:span text:style-name="T1">n</text:span><text:span text:style-name="T1">g </text:span><text:span text:style-name="T1">t</text:span><text:span text:style-name="T1">o </text:span></text:p>
          <text:p text:style-name="P2"><text:span text:style-name="T1">i</text:span><text:span text:style-name="T1">n</text:span><text:span text:style-name="T1">t</text:span><text:span text:style-name="T1">e</text:span><text:span text:style-name="T1">g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2.8cm" svg:height="2.8cm" svg:x="20.9cm" svg:y="55cm">
          <text:p text:style-name="P2"><text:span text:style-name="T1">S</text:span><text:span text:style-name="T1">W</text:span><text:span text:style-name="T1">I</text:span><text:span text:style-name="T1">T</text:span><text:span text:style-name="T1">C</text:span><text:span text:style-name="T1">H</text:span></text:p>
          <text:p text:style-name="P2"><text:span text:style-name="T1">i</text:span><text:span text:style-name="T1">n</text:span><text:span text:style-name="T1">t</text:span><text:span text:style-name="T1">e</text:span><text:span text:style-name="T1">g</text:span><text:span text:style-name="T1">e</text:span><text:span text:style-name="T1">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8" draw:id="id8" draw:layer="layout" svg:width="3.2cm" svg:height="1cm" svg:x="13.6cm" svg:y="60cm">
          <text:p text:style-name="P2"><text:span text:style-name="T1">G</text:span><text:span text:style-name="T1">o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cm" svg:x="17.3cm" svg:y="60cm">
          <text:p text:style-name="P2"><text:span text:style-name="T1">Go to method 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9" draw:id="id19" draw:layer="layout" svg:width="3.2cm" svg:height="1cm" svg:x="20.9cm" svg:y="60cm">
          <text:p text:style-name="P2"><text:span text:style-name="T1">Go to method 3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cm" svg:x="24.6cm" svg:y="60cm">
          <text:p text:style-name="P2"><text:span text:style-name="T1">G</text:span><text:span text:style-name="T1">o </text:span><text:span text:style-name="T1">t</text:span><text:span text:style-name="T1">o </text:span><text:span text:style-name="T1">m</text:span><text:span text:style-name="T1">e</text:span><text:span text:style-name="T1">t</text:span><text:span text:style-name="T1">h</text:span><text:span text:style-name="T1">o</text:span><text:span text:style-name="T1">d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9" draw:id="id9" draw:layer="layout" svg:width="3.2cm" svg:height="1cm" svg:x="28.3cm" svg:y="60cm">
          <text:p text:style-name="P2"><text:span text:style-name="T1">Go to method 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cm" svg:x="13.6cm" svg:y="61.4cm">
          <text:p text:style-name="P2"><text:span text:style-name="T1">Wait for user to press </text:span></text:p>
          <text:p text:style-name="P2"><text:span text:style-name="T1">ent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cm" svg:x="20.9cm" svg:y="61.4cm">
          <text:p text:style-name="P6"><text:span text:style-name="T1">Wait for user to press </text:span></text:p>
          <text:p text:style-name="P2"><text:span text:style-name="T1">ent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cm" svg:x="24.6cm" svg:y="61.4cm">
          <text:p text:style-name="P6"><text:span text:style-name="T1">Wait </text:span><text:span text:style-name="T1">for </text:span><text:span text:style-name="T1">user to </text:span><text:span text:style-name="T1">press </text:span></text:p>
          <text:p text:style-name="P2"><text:span text:style-name="T1">ent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3.2cm" svg:height="1cm" svg:x="13.6cm" svg:y="62.8cm">
          <text:p text:style-name="P2"><text:span text:style-name="T1">B</text:span><text:span text:style-name="T1">r</text:span><text:span text:style-name="T1">e</text:span><text:span text:style-name="T1">a</text:span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cm" svg:x="17.3cm" svg:y="61.4cm">
          <text:p text:style-name="P2"><text:span text:style-name="T1">Break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cm" svg:x="20.9cm" svg:y="62.8cm">
          <text:p text:style-name="P2"><text:span text:style-name="T1">Break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1cm" svg:x="24.6cm" svg:y="62.8cm">
          <text:p text:style-name="P2"><text:span text:style-name="T1">B</text:span><text:span text:style-name="T1">r</text:span><text:span text:style-name="T1">e</text:span><text:span text:style-name="T1">a</text:span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3.2cm" svg:height="1cm" svg:x="28.3cm" svg:y="61.4cm">
          <text:p text:style-name="P2"><text:span text:style-name="T1">B</text:span><text:span text:style-name="T1">r</text:span><text:span text:style-name="T1">e</text:span><text:span text:style-name="T1">a</text:span><text:span text:style-name="T1">k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3cm" svg:y1="34.9cm" svg:x2="18.3cm" svg:y2="34.5cm">
          <text:p/>
        </draw:line>
        <draw:line draw:style-name="gr5" draw:text-style-name="P4" draw:layer="layout" svg:x1="18.3cm" svg:y1="38cm" svg:x2="18.3cm" svg:y2="37.7cm">
          <text:p/>
        </draw:line>
        <draw:line draw:style-name="gr5" draw:text-style-name="P4" draw:layer="layout" svg:x1="18.3cm" svg:y1="40.8cm" svg:x2="18.3cm" svg:y2="41.3cm">
          <text:p/>
        </draw:line>
        <draw:line draw:style-name="gr5" draw:text-style-name="P4" draw:layer="layout" svg:x1="18.3cm" svg:y1="43.2cm" svg:x2="18.3cm" svg:y2="42.8cm">
          <text:p/>
        </draw:line>
        <draw:line draw:style-name="gr5" draw:text-style-name="P4" draw:layer="layout" svg:x1="18.3cm" svg:y1="45.1cm" svg:x2="18.3cm" svg:y2="44.7cm">
          <text:p/>
        </draw:line>
        <draw:line draw:style-name="gr5" draw:text-style-name="P4" draw:layer="layout" svg:x1="18.3cm" svg:y1="47cm" svg:x2="18.3cm" svg:y2="46.6cm">
          <text:p/>
        </draw:line>
        <draw:line draw:style-name="gr5" draw:text-style-name="P4" draw:layer="layout" svg:x1="18.3cm" svg:y1="50.4cm" svg:x2="18.3cm" svg:y2="49.8cm">
          <text:p/>
        </draw:line>
        <draw:connector draw:style-name="gr6" draw:text-style-name="P2" draw:layer="layout" svg:x1="19.7cm" svg:y1="51.8cm" svg:x2="22.3cm" svg:y2="53.1cm" draw:start-shape="id5" draw:start-glue-point="7" draw:end-shape="id6" draw:end-glue-point="0" svg:d="M19700 51800h2600v1300" svg:viewBox="0 0 2601 1301">
          <text:p/>
        </draw:connector>
        <draw:line draw:style-name="gr5" draw:text-style-name="P4" draw:layer="layout" svg:x1="22.3cm" svg:y1="54.6cm" svg:x2="22.3cm" svg:y2="55.1cm">
          <text:p/>
        </draw:line>
        <draw:connector draw:style-name="gr6" draw:text-style-name="P2" draw:layer="layout" svg:x1="20.9cm" svg:y1="56.4cm" svg:x2="15.2cm" svg:y2="60cm" draw:start-shape="id7" draw:start-glue-point="5" draw:end-shape="id8" draw:end-glue-point="0" svg:d="M20900 56400h-5700v3600" svg:viewBox="0 0 5701 3601">
          <text:p/>
        </draw:connector>
        <draw:connector draw:style-name="gr6" draw:text-style-name="P2" draw:layer="layout" svg:x1="23.7cm" svg:y1="56.4cm" svg:x2="29.9cm" svg:y2="60cm" draw:start-shape="id7" draw:start-glue-point="7" draw:end-shape="id9" draw:end-glue-point="0" svg:d="M23700 56400h6200v3600" svg:viewBox="0 0 6201 3601">
          <text:p/>
        </draw:connector>
        <draw:custom-shape draw:style-name="gr9" draw:text-style-name="P2" draw:layer="layout" svg:width="1.8cm" svg:height="1.8cm" svg:x="17.6cm" svg:y="68.3cm">
          <text:p text:style-name="P2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xml:id="id16" draw:id="id16" draw:layer="layout" draw:line-skew="1.599cm" svg:x1="15.2cm" svg:y1="63.8cm" svg:x2="29.9cm" svg:y2="62.4cm" draw:start-shape="id10" draw:start-glue-point="2" draw:end-shape="id11" draw:end-glue-point="2" svg:d="M15200 63800v2100h14700v-3500" svg:viewBox="0 0 14701 3501">
          <text:p/>
        </draw:connector>
        <draw:line draw:style-name="gr5" draw:text-style-name="P4" xml:id="id12" draw:id="id12" draw:layer="layout" svg:x1="18.5cm" svg:y1="68.3cm" svg:x2="18.5cm" svg:y2="67.6cm">
          <text:p/>
        </draw:line>
        <draw:connector draw:style-name="gr6" draw:text-style-name="P2" draw:layer="layout" draw:line-skew="-13.599cm" svg:x1="18.5cm" svg:y1="67.95cm" svg:x2="16.9cm" svg:y2="36.3cm" draw:start-shape="id12" draw:start-glue-point="1" draw:end-shape="id13" draw:end-glue-point="5" svg:d="M18500 67950h-15700v-31650h14100" svg:viewBox="0 0 15701 31651">
          <text:p/>
        </draw:connector>
        <draw:custom-shape draw:style-name="gr7" draw:text-style-name="P5" draw:layer="layout" svg:width="0.6cm" svg:height="0.6cm" svg:x="2.5cm" svg:y="47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4" xml:id="id14" draw:id="id14" draw:layer="layout" svg:x1="18.3cm" svg:y1="43cm" svg:x2="16.6cm" svg:y2="43cm">
          <text:p/>
        </draw:line>
        <draw:connector draw:style-name="gr6" draw:text-style-name="P2" draw:layer="layout" draw:line-skew="-1.299cm" svg:x1="16.6cm" svg:y1="43cm" svg:x2="16.9cm" svg:y2="39.4cm" draw:start-shape="id14" draw:start-glue-point="3" draw:end-shape="id15" draw:end-glue-point="5" svg:d="M16600 43000h-1800v-3600h2100" svg:viewBox="0 0 2101 3601">
          <text:p/>
        </draw:connector>
        <draw:custom-shape draw:style-name="gr7" draw:text-style-name="P5" draw:layer="layout" svg:width="0.6cm" svg:height="0.6cm" svg:x="14.5cm" svg:y="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2.3cm" svg:height="0.718cm" svg:x="13.7cm" svg:y="40.2cm">
          <text:p text:style-name="P2"><text:span text:style-name="T1">Q</text:span><text:span text:style-name="T1">+</text:span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cm -2.299cm" svg:x1="22.55cm" svg:y1="65.9cm" svg:x2="16.9cm" svg:y2="51.8cm" draw:start-shape="id16" draw:start-glue-point="0" draw:end-shape="id5" draw:end-glue-point="5" svg:d="M22550 65900v501h-10150v-14601h4500" svg:viewBox="0 0 10151 14602">
          <text:p/>
        </draw:connector>
        <draw:line draw:style-name="gr5" draw:text-style-name="P4" xml:id="id17" draw:id="id17" draw:layer="layout" svg:x1="18.5cm" svg:y1="66.4cm" svg:x2="18.5cm" svg:y2="67.9cm">
          <text:p/>
        </draw:line>
        <draw:connector draw:style-name="gr6" draw:text-style-name="P2" draw:layer="layout" draw:line-skew="-6.499cm" svg:x1="18.5cm" svg:y1="67.15cm" svg:x2="16.9cm" svg:y2="48.4cm" draw:start-shape="id17" draw:start-glue-point="1" draw:end-shape="id18" draw:end-glue-point="5" svg:d="M18500 67150h-8600v-18750h7000" svg:viewBox="0 0 8601 18751">
          <text:p/>
        </draw:connector>
        <draw:custom-shape draw:style-name="gr7" draw:text-style-name="P5" draw:layer="layout" svg:width="0.6cm" svg:height="0.6cm" svg:x="9.601cm" svg:y="57.2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7" draw:layer="layout" svg:width="1.425cm" svg:height="0.763cm" svg:x="20.1cm" svg:y="50.9cm">
          <draw:text-box>
            <text:p><text:span text:style-name="T2">True</text:span></text:p>
          </draw:text-box>
        </draw:frame>
        <draw:frame draw:style-name="gr12" draw:text-style-name="P7" draw:layer="layout" svg:width="1.925cm" svg:height="1.275cm" svg:x="14.375cm" svg:y="51cm">
          <draw:text-box>
            <text:p><text:span text:style-name="T2">False</text:span></text:p>
          </draw:text-box>
        </draw:frame>
        <draw:line draw:style-name="gr5" draw:text-style-name="P4" draw:layer="layout" svg:x1="18.9cm" svg:y1="60cm" svg:x2="18.9cm" svg:y2="56.4cm">
          <text:p/>
        </draw:line>
        <draw:connector draw:style-name="gr6" draw:text-style-name="P2" draw:layer="layout" draw:line-skew="1.345cm" svg:x1="22.5cm" svg:y1="60cm" svg:x2="24.13cm" svg:y2="56.41cm" draw:start-shape="id19" draw:start-glue-point="0" svg:d="M22500 60000v-700h1630v-2890" svg:viewBox="0 0 1631 3591">
          <text:p/>
        </draw:connector>
        <draw:line draw:style-name="gr5" draw:text-style-name="P4" draw:layer="layout" svg:x1="26.2cm" svg:y1="60cm" svg:x2="26.2cm" svg:y2="56.4cm">
          <text:p/>
        </draw:line>
        <draw:frame draw:style-name="gr12" draw:text-style-name="P7" draw:layer="layout" svg:width="2.825cm" svg:height="1.275cm" svg:x="24.075cm" svg:y="55.537cm">
          <draw:text-box>
            <text:p><text:span text:style-name="T2">CASE</text:span></text:p>
          </draw:text-box>
        </draw:frame>
        <draw:frame draw:style-name="gr13" draw:text-style-name="P9" draw:layer="layout" svg:width="0.68cm" svg:height="0.607cm" svg:x="14.7cm" svg:y="57.5cm">
          <draw:text-box>
            <text:p text:style-name="P8"><text:span text:style-name="T3">1</text:span></text:p>
          </draw:text-box>
        </draw:frame>
        <draw:frame draw:style-name="gr13" draw:text-style-name="P9" draw:layer="layout" svg:width="0.68cm" svg:height="0.607cm" svg:x="18.1cm" svg:y="57.593cm">
          <draw:text-box>
            <text:p text:style-name="P8"><text:span text:style-name="T3">2</text:span></text:p>
          </draw:text-box>
        </draw:frame>
        <draw:frame draw:style-name="gr13" draw:text-style-name="P9" draw:layer="layout" svg:width="0.68cm" svg:height="0.607cm" svg:x="23.32cm" svg:y="57.6cm">
          <draw:text-box>
            <text:p text:style-name="P8"><text:span text:style-name="T3">3</text:span></text:p>
          </draw:text-box>
        </draw:frame>
        <draw:frame draw:style-name="gr13" draw:text-style-name="P9" draw:layer="layout" svg:width="0.68cm" svg:height="0.607cm" svg:x="14.7cm" svg:y="57.501cm">
          <draw:text-box>
            <text:p text:style-name="P8"><text:span text:style-name="T3">1</text:span></text:p>
          </draw:text-box>
        </draw:frame>
        <draw:frame draw:style-name="gr13" draw:text-style-name="P9" draw:layer="layout" svg:width="0.68cm" svg:height="0.607cm" svg:x="25.52cm" svg:y="57.6cm">
          <draw:text-box>
            <text:p text:style-name="P8"><text:span text:style-name="T3">4</text:span></text:p>
          </draw:text-box>
        </draw:frame>
        <draw:frame draw:style-name="gr13" draw:text-style-name="P9" draw:layer="layout" svg:width="0.68cm" svg:height="0.607cm" svg:x="29.2cm" svg:y="57.693cm">
          <draw:text-box>
            <text:p text:style-name="P8"><text:span text:style-name="T3">5</text:span></text:p>
          </draw:text-box>
        </draw:frame>
        <draw:line draw:style-name="gr5" draw:text-style-name="P4" draw:layer="layout" svg:x1="18.9cm" svg:y1="62.4cm" svg:x2="18.9cm" svg:y2="65.9cm">
          <text:p/>
        </draw:line>
        <draw:line draw:style-name="gr5" draw:text-style-name="P4" draw:layer="layout" svg:x1="18.9cm" svg:y1="61.4cm" svg:x2="18.9cm" svg:y2="61cm">
          <text:p/>
        </draw:line>
        <draw:line draw:style-name="gr5" draw:text-style-name="P4" draw:layer="layout" svg:x1="15.2cm" svg:y1="61cm" svg:x2="15.2cm" svg:y2="61.4cm">
          <text:p/>
        </draw:line>
        <draw:line draw:style-name="gr5" draw:text-style-name="P4" draw:layer="layout" svg:x1="15.2cm" svg:y1="62.4cm" svg:x2="15.2cm" svg:y2="62.8cm">
          <text:p/>
        </draw:line>
        <draw:line draw:style-name="gr5" draw:text-style-name="P4" draw:layer="layout" svg:x1="22.5cm" svg:y1="61cm" svg:x2="22.5cm" svg:y2="61.4cm">
          <text:p/>
        </draw:line>
        <draw:line draw:style-name="gr5" draw:text-style-name="P4" draw:layer="layout" svg:x1="22.5cm" svg:y1="62.4cm" svg:x2="22.5cm" svg:y2="62.8cm">
          <text:p/>
        </draw:line>
        <draw:line draw:style-name="gr5" draw:text-style-name="P4" draw:layer="layout" svg:x1="22.5cm" svg:y1="63.8cm" svg:x2="22.5cm" svg:y2="65.9cm">
          <text:p/>
        </draw:line>
        <draw:line draw:style-name="gr5" draw:text-style-name="P4" draw:layer="layout" svg:x1="26.2cm" svg:y1="61cm" svg:x2="26.2cm" svg:y2="61.4cm">
          <text:p/>
        </draw:line>
        <draw:line draw:style-name="gr5" draw:text-style-name="P4" draw:layer="layout" svg:x1="26.2cm" svg:y1="62.4cm" svg:x2="26.2cm" svg:y2="62.8cm">
          <text:p/>
        </draw:line>
        <draw:line draw:style-name="gr5" draw:text-style-name="P4" draw:layer="layout" svg:x1="26.2cm" svg:y1="63.8cm" svg:x2="26.2cm" svg:y2="65.9cm">
          <text:p/>
        </draw:line>
        <draw:line draw:style-name="gr5" draw:text-style-name="P4" draw:layer="layout" svg:x1="29.9cm" svg:y1="61cm" svg:x2="29.9cm" svg:y2="6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8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8T14:34:05.310583333</meta:creation-date>
    <meta:editing-duration>PT46M39S</meta:editing-duration>
    <meta:editing-cycles>5</meta:editing-cycles>
    <meta:generator>LibreOffice/6.0.7.3$Linux_X86_64 LibreOffice_project/00m0$Build-3</meta:generator>
    <dc:date>2019-11-18T15:30:43.035170373</dc:date>
    <meta:document-statistic meta:object-count="100"/>
  </office:meta>
</office:document-meta>
</file>